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6.74mm" svg:y="20.12mm">
            <loext:p draw:notify-on-update-of-ranges="Sheet1.C7:Sheet1.C7 Sheet1.C8:Sheet1.C22 Sheet1.D7:Sheet1.D7 Sheet1.D8:Sheet1.D22 Sheet1.E7:Sheet1.E7 Sheet1.E8:Sheet1.E22 Sheet1.F7:Sheet1.F7 Sheet1.F8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curacy on training</text:p>
          </table:table-cell>
          <table:table-cell office:value-type="string" calcext:value-type="string">
            <text:p>Loss on training</text:p>
          </table:table-cell>
          <table:table-cell office:value-type="string" calcext:value-type="string">
            <text:p>Accuracy on testing</text:p>
          </table:table-cell>
          <table:table-cell office:value-type="string" calcext:value-type="string">
            <text:p>Loss on testing</text:p>
          </table:table-cell>
        </table:table-row>
        <table:table-row table:style-name="ro1">
          <table:table-cell table:number-columns-repeated="2"/>
          <table:table-cell office:value-type="float" office:value="0.8728" calcext:value-type="float">
            <text:p>0.8728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2511" calcext:value-type="float">
            <text:p>0.2511</text:p>
          </table:table-cell>
        </table:table-row>
        <table:table-row table:style-name="ro1">
          <table:table-cell table:number-columns-repeated="2"/>
          <table:table-cell office:value-type="float" office:value="0.9429" calcext:value-type="float">
            <text:p>0.9429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947" calcext:value-type="float">
            <text:p>0.947</text:p>
          </table:table-cell>
          <table:table-cell office:value-type="float" office:value="0.1627" calcext:value-type="float">
            <text:p>0.1627</text:p>
          </table:table-cell>
        </table:table-row>
        <table:table-row table:style-name="ro1">
          <table:table-cell table:number-columns-repeated="2"/>
          <table:table-cell office:value-type="float" office:value="0.9614" calcext:value-type="float">
            <text:p>0.961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table:number-columns-repeated="2"/>
          <table:table-cell office:value-type="float" office:value="0.9727" calcext:value-type="float">
            <text:p>0.972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2436" calcext:value-type="float">
            <text:p>0.2436</text:p>
          </table:table-cell>
        </table:table-row>
        <table:table-row table:style-name="ro1">
          <table:table-cell table:number-columns-repeated="2"/>
          <table:table-cell office:value-type="float" office:value="0.9779" calcext:value-type="float">
            <text:p>0.9779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942" calcext:value-type="float">
            <text:p>0.942</text:p>
          </table:table-cell>
          <table:table-cell office:value-type="float" office:value="0.2109" calcext:value-type="float">
            <text:p>0.2109</text:p>
          </table:table-cell>
        </table:table-row>
        <table:table-row table:style-name="ro1">
          <table:table-cell table:number-columns-repeated="2"/>
          <table:table-cell office:value-type="float" office:value="0.9848" calcext:value-type="float">
            <text:p>0.9848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9379" calcext:value-type="float">
            <text:p>0.9379</text:p>
          </table:table-cell>
          <table:table-cell office:value-type="float" office:value="0.1851" calcext:value-type="float">
            <text:p>0.1851</text:p>
          </table:table-cell>
        </table:table-row>
        <table:table-row table:style-name="ro1">
          <table:table-cell table:number-columns-repeated="2"/>
          <table:table-cell office:value-type="float" office:value="0.9876" calcext:value-type="float">
            <text:p>0.987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2098" calcext:value-type="float">
            <text:p>0.2098</text:p>
          </table:table-cell>
        </table:table-row>
        <table:table-row table:style-name="ro1">
          <table:table-cell table:number-columns-repeated="2"/>
          <table:table-cell office:value-type="float" office:value="0.9899" calcext:value-type="float">
            <text:p>0.9899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3048" calcext:value-type="float">
            <text:p>0.3048</text:p>
          </table:table-cell>
        </table:table-row>
        <table:table-row table:style-name="ro1">
          <table:table-cell table:number-columns-repeated="2"/>
          <table:table-cell office:value-type="float" office:value="0.9935" calcext:value-type="float">
            <text:p>0.9935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3167" calcext:value-type="float">
            <text:p>0.3167</text:p>
          </table:table-cell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9285" calcext:value-type="float">
            <text:p>0.9285</text:p>
          </table:table-cell>
          <table:table-cell office:value-type="float" office:value="0.3234" calcext:value-type="float">
            <text:p>0.3234</text:p>
          </table:table-cell>
        </table:table-row>
        <table:table-row table:style-name="ro1">
          <table:table-cell table:number-columns-repeated="2"/>
          <table:table-cell office:value-type="float" office:value="0.9947" calcext:value-type="float">
            <text:p>0.994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9367" calcext:value-type="float">
            <text:p>0.9367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table:number-columns-repeated="2"/>
          <table:table-cell office:value-type="float" office:value="0.9962" calcext:value-type="float">
            <text:p>0.996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49" calcext:value-type="float">
            <text:p>0.949</text:p>
          </table:table-cell>
          <table:table-cell office:value-type="float" office:value="0.2206" calcext:value-type="float">
            <text:p>0.2206</text:p>
          </table:table-cell>
        </table:table-row>
        <table:table-row table:style-name="ro1">
          <table:table-cell table:number-columns-repeated="2"/>
          <table:table-cell office:value-type="float" office:value="0.995" calcext:value-type="float">
            <text:p>0.99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2633" calcext:value-type="float">
            <text:p>0.2633</text:p>
          </table:table-cell>
        </table:table-row>
        <table:table-row table:style-name="ro1">
          <table:table-cell table:number-columns-repeated="2"/>
          <table:table-cell office:value-type="float" office:value="0.9965" calcext:value-type="float">
            <text:p>0.996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2449" calcext:value-type="float">
            <text:p>0.2449</text:p>
          </table:table-cell>
        </table:table-row>
        <table:table-row table:style-name="ro1">
          <table:table-cell table:number-columns-repeated="2"/>
          <table:table-cell office:value-type="float" office:value="0.997" calcext:value-type="float">
            <text:p>0.997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2291" calcext:value-type="float">
            <text:p>0.2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01:26:10.982856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53:36.029099163</meta:creation-date>
    <dc:date>2017-11-14T01:31:06.698338973</dc:date>
    <meta:editing-duration>PT12M11S</meta:editing-duration>
    <meta:editing-cycles>4</meta:editing-cycles>
    <meta:generator>LibreOffice/5.1.6.2$Linux_X86_64 LibreOffice_project/10m0$Build-2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7cm" svg:y="0.316cm" chart:style-name="ch2">
          <text:p>Overfitting of dynamic embeddings</text:p>
        </chart:title>
        <chart:legend chart:legend-position="end" svg:x="11.507cm" svg:y="3.454cm" style:legend-expansion="high" chart:style-name="ch3"/>
        <chart:plot-area chart:style-name="ch4" table:cell-range-address="Sheet1.C7:Sheet1.F22" chart:data-source-has-labels="row" svg:x="0.32cm" svg:y="1.275cm" svg:width="10.867cm" svg:height="6.564cm">
          <chartooo:coordinate-region svg:x="1.047cm" svg:y="1.475cm" svg:width="9.953cm" svg:height="5.717cm"/>
          <chart:axis chart:dimension="x" chart:name="primary-x" chart:style-name="ch5">
            <chart:title svg:x="5.233cm" svg:y="8.019cm" chart:style-name="ch6">
              <text:p>Epoch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8:Sheet1.C22" chart:label-cell-address="Sheet1.C7:Sheet1.C7" chart:class="chart:line">
            <chart:data-point chart:repeated="15"/>
          </chart:series>
          <chart:series chart:style-name="ch9" chart:values-cell-range-address="Sheet1.D8:Sheet1.D22" chart:label-cell-address="Sheet1.D7:Sheet1.D7" chart:class="chart:line">
            <chart:data-point chart:repeated="15"/>
          </chart:series>
          <chart:series chart:style-name="ch10" chart:values-cell-range-address="Sheet1.E8:Sheet1.E22" chart:label-cell-address="Sheet1.E7:Sheet1.E7" chart:class="chart:line">
            <chart:data-point chart:repeated="15"/>
          </chart:series>
          <chart:series chart:style-name="ch11" chart:values-cell-range-address="Sheet1.F8:Sheet1.F22" chart:label-cell-address="Sheet1.F7:Sheet1.F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n training</text:p>
                <draw:g>
                  <svg:desc>Sheet1.C7:Sheet1.C7</svg:desc>
                </draw:g>
              </table:table-cell>
              <table:table-cell office:value-type="string">
                <text:p>Loss on training</text:p>
                <draw:g>
                  <svg:desc>Sheet1.D7:Sheet1.D7</svg:desc>
                </draw:g>
              </table:table-cell>
              <table:table-cell office:value-type="string">
                <text:p>Accuracy on testing</text:p>
                <draw:g>
                  <svg:desc>Sheet1.E7:Sheet1.E7</svg:desc>
                </draw:g>
              </table:table-cell>
              <table:table-cell office:value-type="string">
                <text:p>Loss on testing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28">
                <text:p>0.8728</text:p>
                <draw:g>
                  <svg:desc>Sheet1.C8:Sheet1.C22</svg:desc>
                </draw:g>
              </table:table-cell>
              <table:table-cell office:value-type="float" office:value="0.3393">
                <text:p>0.3393</text:p>
                <draw:g>
                  <svg:desc>Sheet1.D8:Sheet1.D22</svg:desc>
                </draw:g>
              </table:table-cell>
              <table:table-cell office:value-type="float" office:value="0.9141">
                <text:p>0.9141</text:p>
                <draw:g>
                  <svg:desc>Sheet1.E8:Sheet1.E22</svg:desc>
                </draw:g>
              </table:table-cell>
              <table:table-cell office:value-type="float" office:value="0.2511">
                <text:p>0.2511</text:p>
                <draw:g>
                  <svg:desc>Sheet1.F8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29">
                <text:p>0.9429</text:p>
              </table:table-cell>
              <table:table-cell office:value-type="float" office:value="0.1818">
                <text:p>0.1818</text:p>
              </table:table-cell>
              <table:table-cell office:value-type="float" office:value="0.947">
                <text:p>0.947</text:p>
              </table:table-cell>
              <table:table-cell office:value-type="float" office:value="0.1627">
                <text:p>0.1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14">
                <text:p>0.9614</text:p>
              </table:table-cell>
              <table:table-cell office:value-type="float" office:value="0.1274">
                <text:p>0.1274</text:p>
              </table:table-cell>
              <table:table-cell office:value-type="float" office:value="0.9235">
                <text:p>0.923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27">
                <text:p>0.9727</text:p>
              </table:table-cell>
              <table:table-cell office:value-type="float" office:value="0.0909">
                <text:p>0.0909</text:p>
              </table:table-cell>
              <table:table-cell office:value-type="float" office:value="0.9465">
                <text:p>0.9465</text:p>
              </table:table-cell>
              <table:table-cell office:value-type="float" office:value="0.2436">
                <text:p>0.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79">
                <text:p>0.9779</text:p>
              </table:table-cell>
              <table:table-cell office:value-type="float" office:value="0.0754">
                <text:p>0.0754</text:p>
              </table:table-cell>
              <table:table-cell office:value-type="float" office:value="0.942">
                <text:p>0.942</text:p>
              </table:table-cell>
              <table:table-cell office:value-type="float" office:value="0.2109">
                <text:p>0.2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48">
                <text:p>0.9848</text:p>
              </table:table-cell>
              <table:table-cell office:value-type="float" office:value="0.0506">
                <text:p>0.0506</text:p>
              </table:table-cell>
              <table:table-cell office:value-type="float" office:value="0.9379">
                <text:p>0.9379</text:p>
              </table:table-cell>
              <table:table-cell office:value-type="float" office:value="0.1851">
                <text:p>0.1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76">
                <text:p>0.9876</text:p>
              </table:table-cell>
              <table:table-cell office:value-type="float" office:value="0.0418">
                <text:p>0.0418</text:p>
              </table:table-cell>
              <table:table-cell office:value-type="float" office:value="0.9396">
                <text:p>0.9396</text:p>
              </table:table-cell>
              <table:table-cell office:value-type="float" office:value="0.2098">
                <text:p>0.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99">
                <text:p>0.9899</text:p>
              </table:table-cell>
              <table:table-cell office:value-type="float" office:value="0.0346">
                <text:p>0.0346</text:p>
              </table:table-cell>
              <table:table-cell office:value-type="float" office:value="0.9301">
                <text:p>0.9301</text:p>
              </table:table-cell>
              <table:table-cell office:value-type="float" office:value="0.3048">
                <text:p>0.3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35">
                <text:p>0.9935</text:p>
              </table:table-cell>
              <table:table-cell office:value-type="float" office:value="0.0246">
                <text:p>0.0246</text:p>
              </table:table-cell>
              <table:table-cell office:value-type="float" office:value="0.9239">
                <text:p>0.9239</text:p>
              </table:table-cell>
              <table:table-cell office:value-type="float" office:value="0.3167">
                <text:p>0.3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">
                <text:p>0.994</text:p>
              </table:table-cell>
              <table:table-cell office:value-type="float" office:value="0.0232">
                <text:p>0.0232</text:p>
              </table:table-cell>
              <table:table-cell office:value-type="float" office:value="0.9285">
                <text:p>0.9285</text:p>
              </table:table-cell>
              <table:table-cell office:value-type="float" office:value="0.3234">
                <text:p>0.3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7">
                <text:p>0.9947</text:p>
              </table:table-cell>
              <table:table-cell office:value-type="float" office:value="0.0177">
                <text:p>0.0177</text:p>
              </table:table-cell>
              <table:table-cell office:value-type="float" office:value="0.9367">
                <text:p>0.9367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62">
                <text:p>0.9962</text:p>
              </table:table-cell>
              <table:table-cell office:value-type="float" office:value="0.0156">
                <text:p>0.0156</text:p>
              </table:table-cell>
              <table:table-cell office:value-type="float" office:value="0.949">
                <text:p>0.949</text:p>
              </table:table-cell>
              <table:table-cell office:value-type="float" office:value="0.2206">
                <text:p>0.2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">
                <text:p>0.995</text:p>
              </table:table-cell>
              <table:table-cell office:value-type="float" office:value="0.0178">
                <text:p>0.0178</text:p>
              </table:table-cell>
              <table:table-cell office:value-type="float" office:value="0.9416">
                <text:p>0.9416</text:p>
              </table:table-cell>
              <table:table-cell office:value-type="float" office:value="0.2633">
                <text:p>0.2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65">
                <text:p>0.9965</text:p>
              </table:table-cell>
              <table:table-cell office:value-type="float" office:value="0.0132">
                <text:p>0.0132</text:p>
              </table:table-cell>
              <table:table-cell office:value-type="float" office:value="0.9449">
                <text:p>0.9449</text:p>
              </table:table-cell>
              <table:table-cell office:value-type="float" office:value="0.2449">
                <text:p>0.2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">
                <text:p>0.997</text:p>
              </table:table-cell>
              <table:table-cell office:value-type="float" office:value="0.0122">
                <text:p>0.0122</text:p>
              </table:table-cell>
              <table:table-cell office:value-type="float" office:value="0.9465">
                <text:p>0.9465</text:p>
              </table:table-cell>
              <table:table-cell office:value-type="float" office:value="0.2291">
                <text:p>0.2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